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4786000016E1613DD110.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fo:color="#3f5fbf" style:font-name="Consolas" fo:font-size="10pt" style:font-name-asian="Consolas" style:font-size-asian="10pt" style:font-name-complex="Consolas" style:font-size-complex="10pt"/>
    </style:style>
    <style:style style:name="P6" style:family="paragraph" style:parent-style-name="Standard">
      <style:paragraph-properties fo:text-align="start" style:justify-single-word="false" fo:break-before="page"/>
    </style:style>
    <style:style style:name="P7" style:family="paragraph" style:parent-style-name="Preformatted_20_Text">
      <style:paragraph-properties fo:break-before="page"/>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5fbf"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3f5fbf" style:font-name="Consolas" fo:font-size="10pt" style:font-name-asian="Consolas" style:font-size-asian="10pt" style:font-name-complex="Consolas" style:font-size-complex="10pt"/>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Preformatted_20_Text" style:list-style-name="L8"/>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3f5fbf"/>
    </style:style>
    <style:style style:name="T5" style:family="text">
      <style:text-properties fo:color="#3f5fbf" style:font-name="Consolas" fo:font-size="10pt" style:font-name-asian="Consolas" style:font-size-asian="10pt" style:font-name-complex="Consolas" style:font-size-complex="10pt"/>
    </style:style>
    <style:style style:name="T6" style:family="text">
      <style:text-properties fo:color="#3f5fbf"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7f7f9f"/>
    </style:style>
    <style:style style:name="T8" style:family="text">
      <style:text-properties fo:color="#7f7f9f" style:font-name="Consolas" fo:font-size="10pt" style:font-name-asian="Consolas" style:font-size-asian="10pt" style:font-name-complex="Consolas" style:font-size-complex="10pt"/>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4">Manual Instalare si Utilizare </text:p>
      <text:p text:style-name="P4"/>
      <text:p text:style-name="P2">Aplicatie Administrare Pacienti si Consultatii Cabinet Rugina</text:p>
      <text:p text:style-name="P2">v 1.0</text:p>
      <text:p text:style-name="P1"/>
      <text:p text:style-name="P1"/>
      <text:p text:style-name="P1"/>
      <text:p text:style-name="P1"/>
      <text:p text:style-name="P6"/>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12">Observatii<text:tab/>3</text:p>
          <text:p text:style-name="P12">I. Instalare Java<text:tab/>4</text:p>
          <text:p text:style-name="P13">Download JRE 8<text:tab/>4</text:p>
          <text:p text:style-name="P13">Instalare JRE<text:tab/>5</text:p>
          <text:p text:style-name="P12">II. Instalare PostgreSQL<text:tab/>6</text:p>
          <text:p text:style-name="P13">Download PostgreSQL<text:tab/>6</text:p>
          <text:p text:style-name="P13">Instalare PostgreSQL<text:tab/>6</text:p>
          <text:p text:style-name="P12">III. Instalare Scripturi DB<text:tab/>8</text:p>
          <text:p text:style-name="P13"><text:s/>Instalare initiala<text:tab/>8</text:p>
          <text:p text:style-name="P14"><text:s text:c="8"/>Din linia de <text:s/>comanda<text:tab/>8</text:p>
          <text:p text:style-name="P14"><text:s text:c="8"/>Din pgAdmin4 <text:tab/>8</text:p>
          <text:p text:style-name="P13"><text:s/>Update DB <text:tab/>8</text:p>
          <text:p text:style-name="P14"><text:s text:c="9"/>Din linia de comanda<text:tab/>8</text:p>
          <text:p text:style-name="P14"><text:s text:c="9"/>Din pgAdmin<text:tab/>9</text:p>
          <text:p text:style-name="P13">Pornirea bazei de date<text:tab/>9</text:p>
          <text:p text:style-name="P12">IV. BackUp periodic al bazei de date<text:tab/>10</text:p>
          <text:p text:style-name="P13">Script de backup<text:tab/>10</text:p>
          <text:p text:style-name="P13">Task Scheduler<text:tab/>10</text:p>
          <text:p text:style-name="P12">V. Pregatirea si instalarea aplicatiei<text:tab/>11</text:p>
          <text:p text:style-name="P13">Config.properties<text:tab/>11</text:p>
          <text:p text:style-name="P13">Tabelul cabinet<text:tab/>11</text:p>
          <text:p text:style-name="P12">VI. Rulare aplicatie<text:tab/>13</text:p>
          <text:p text:style-name="P13"><text:s/>AppCabinetRugina.bat <text:tab/>13</text:p>
          <text:p text:style-name="P13"><text:s/>Creare Shorcut<text:tab/>13</text:p>
          <text:p text:style-name="P13"><text:s/>Rulare aplicatie<text:tab/>13</text:p>
          <text:p text:style-name="P12">VII. Detalii utilizare<text:tab/>14</text:p>
          <text:p text:style-name="P12">VIII. Pachet de livrare<text:tab/>15</text:p>
          <text:p text:style-name="P12">Probleme intalnite<text:tab/>16</text:p>
          <text:p text:style-name="P12">Probleme cunoscute <text:tab/>16</text:p>
          <text:p text:style-name="P12">Conventii<text:tab/>16</text:p>
          <text:p text:style-name="P13">Nume fisiere generate<text:tab/>16</text:p>
          <text:p text:style-name="P13">Incrementare versiune DB si App<text:tab/>16</text:p>
        </text:index-body>
      </text:table-of-content>
      <text:p text:style-name="P3"/>
      <text:p text:style-name="P3"/>
      <text:p text:style-name="P6"/>
      <text:h text:style-name="Heading_20_1" text:outline-level="1">Observatii</text:h>
      <text:p text:style-name="P3"><text:tab/>Manualul de instalare este pentru Windows. </text:p>
      <text:p text:style-name="P3"><text:tab/>Atentie la mai multe taburi cu PDF deschise simultan. Sa nu se dea print la alt fisier!</text:p>
      <text:p text:style-name="P3"><text:tab/>Se poate face resize pe aplicatie. </text:p>
      <text:p text:style-name="P3"><text:tab/>Urmariti manualul pentru a face toate configuratiile corecte.</text:p>
      <text:p text:style-name="P3"><text:tab/>Urmariti logurile si stergeti-le periodic.</text:p>
      <text:p text:style-name="P3"/>
      <text:h text:style-name="Heading_20_1" text:outline-level="1"/>
      <text:h text:style-name="P16"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5274119392836971122" text:style-name="L1">
        <text:list-item>
          <text:p text:style-name="P17">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17">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22323389" text:continue-numbering="true" text:style-name="L1">
        <text:list-item>
          <text:p text:style-name="P17">Dupa download se deschide fisierul exe si se instaleaza default.</text:p>
        </text:list-item>
      </text:list>
      <text:p text:style-name="Text_20_body"/>
      <text:h text:style-name="Heading_20_1" text:outline-level="1"/>
      <text:h text:style-name="P16"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3491655134133747628" text:style-name="L2">
        <text:list-item>
          <text:p text:style-name="P18">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18"/>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22314110" text:continue-numbering="true" text:style-name="L2">
        <text:list-item>
          <text:p text:style-name="P18">Instalare Default din exe file. IMPORTANT: Retine parola folosita</text:p>
        </text:list-item>
        <text:list-item>
          <text:p text:style-name="P18">Instalare extra din Stack Builder:</text:p>
        </text:list-item>
      </text:list>
      <text:list xml:id="list8905595522448037833" text:style-name="L3">
        <text:list-item>
          <text:p text:style-name="P19">se alege serverul instalat la pasul anterior </text:p>
        </text:list-item>
        <text:list-item>
          <text:p text:style-name="P19">se aleg tool-uri utile cum se vede mai jos: JDBC Connection si Server</text:p>
        </text:list-item>
      </text:list>
      <text:list xml:id="list22327540" text:continue-list="list22314110" text:style-name="L2">
        <text:list-header>
          <text:p text:style-name="P18">(serverul ar trebui sa fie deja instalat, iar JDBC Connection este ivrat ca Jar, posibil sa mearga si fara)</text:p>
        </text:list-header>
        <text:list-item>
          <text:p text:style-name="P18">Deschide pgAdmin din apps sau din instalarea default </text:p>
          <text:p text:style-name="P18"><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
      <text:h text:style-name="P16" text:outline-level="1">III. Instalare Scripturi DB</text:h>
      <text:p text:style-name="Text_20_body"/>
      <text:h text:style-name="Heading_20_2" text:outline-level="2"><text:tab/>Instalare initiala</text:h>
      <text:h text:style-name="Heading_20_3" text:outline-level="3"><text:s text:c="8"/>Din linia de <text:s/>comanda</text:h>
      <text:list xml:id="list3942168254056751092" text:style-name="L4">
        <text:list-item>
          <text:p text:style-name="P20">Open cmd as Administrator <text:s/></text:p>
        </text:list-item>
        <text:list-item>
          <text:p text:style-name="P20">Run <text:span text:style-name="Source_20_Text"><text:span text:style-name="T1">psql -U username -a -f dbscripts.txt</text:span></text:span></text:p>
        </text:list-item>
        <text:list-item>
          <text:p text:style-name="P20"><text:span text:style-name="Source_20_Text"><text:span text:style-name="T1">Add the classpath of psql and dbscripts (most probably does not work directly)</text:span></text:span></text:p>
        </text:list-item>
      </text:list>
      <text:h text:style-name="Heading_20_3" text:outline-level="3"><text:s text:c="8"/>Din pgAdmin4 </text:h>
      <text:list xml:id="list6629690186065991124" text:style-name="L5">
        <text:list-item>
          <text:p text:style-name="P21">Foloseste QueryTool sub Tools Menu in pgAdmin4 cum se vede mai jos. </text:p>
        </text:list-item>
        <text:list-item>
          <text:p text:style-name="P21">Copy/Paste a continutului fiserului de scripturi (dbscripts.sql)</text:p>
        </text:list-item>
        <text:list-item>
          <text:p text:style-name="P21">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h>
      <text:h text:style-name="Heading_20_2" text:outline-level="2"><text:s/>Update DB </text:h>
      <text:p text:style-name="Text_20_body"><text:tab/>Este posibil sa apara nevoia updatarii bazei de date, cu tabele, campuri sau date noi. De exemplu daca se schimba numele cabinetului, adresa etc. Pentru asta se vor pastra toate datele anterioare si se vor face modificari peste astefel incat sa nu se modifice baza de date. </text:p>
      <text:p text:style-name="Text_20_body"><text:tab/>De asemenea se poate fie din linia de comanda fie din pgAdmin.</text:p>
      <text:h text:style-name="Heading_20_3" text:outline-level="3"><text:s text:c="9"/>Din linia de comanda</text:h>
      <text:list xml:id="list3931111616729994454" text:style-name="L6">
        <text:list-item>
          <text:p text:style-name="P22">La fel ca mai sus dar adaugam -D database sa stie serverul ce baza de date sa modifice</text:p>
        </text:list-item>
      </text:list>
      <text:p text:style-name="Preformatted_20_Text"><text:soft-page-break/><text:span text:style-name="Source_20_Text"><text:span text:style-name="T1"><text:tab/><text:tab/>psql -U username -D database -a -f dbscripts.txt</text:span></text:span></text:p>
      <text:p text:style-name="Text_20_body"/>
      <text:h text:style-name="Heading_20_3" text:outline-level="3"><text:s text:c="9"/>Din pgAdmin</text:h>
      <text:list xml:id="list4610725165943183471" text:style-name="L7">
        <text:list-item>
          <text:p text:style-name="P23">sau din pgAdmin similar cu instalarea initiala</text:p>
        </text:list-item>
      </text:list>
      <text:p text:style-name="Text_20_body"><text:tab/></text:p>
      <text:p text:style-name="Text_20_body"><text:tab/>In ambele versiuni ne asiguram ca se adaiga intrare in tabelul dbversion pentru a sti compatibilitatea cu aplicatia, Exemplu de insert pentru versiune noua de DB mai jos: </text:p>
      <text:p text:style-name="Preformatted_20_Text">INSERT INTO public.dbversion(</text:p>
      <text:p text:style-name="Preformatted_20_Text"><text:tab/>versiune, data_rulare, observatii)</text:p>
      <text:p text:style-name="Preformatted_20_Text">VALUES ('1.0', NOW(), 'Script initial pentru structura bazei de date');</text:p>
      <text:p text:style-name="Preformatted_20_Text"/>
      <text:h text:style-name="Heading_20_2" text:outline-level="2">Pornirea bazei de date</text:h>
      <text:p text:style-name="Text_20_body"><text:tab/>Serverul de baze de date ruleaza in Windows ca un serviciu. Daca se observa ca sunt probleme cu baza de date din aplicatie sau daca aplicatia de pgAdmin nu poate accesa baza de date e posibil ca aceasta sa fie oprita. </text:p>
      <text:p text:style-name="Text_20_body"><text:tab/>Pentru a o porni mergeti in Services in Windows, cautati in lista un servciu ce contine PostgreSQL Server (sunt in ordine alfabetica si puteti cauta dupa “P”). Dati dublu click si apasati butonul Start.</text:p>
      <text:h text:style-name="Heading_20_1" text:outline-level="1"/>
      <text:h text:style-name="P16" text:outline-level="1">IV. BackUp periodic al bazei de date</text:h>
      <text:h text:style-name="Heading_20_2" text:outline-level="2">Script de backup</text:h>
      <text:list xml:id="list1578430584884708446" text:style-name="L8">
        <text:list-item>
          <text:p text:style-name="P24">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24">Fisierul BackUpCommand.bat trebuie modificat astfel inca sa fac referinta corecta la folderele de instalare PostgreSQL si la folderul de output</text:p>
        </text:list-item>
        <text:list-item>
          <text:p text:style-name="P24">Fisierul poate fi rulat si manual (cu dublu click sau din linia de comanda)</text:p>
        </text:list-item>
        <text:list-item>
          <text:p text:style-name="P24">Continutul fisierului BackUpCommand.bat</text:p>
          <text:p text:style-name="P15">set dateformatfile=%date:~-4%_%date:~4,2%_%date:~7,2%</text:p>
          <text:p text:style-name="P15">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4590671388198009345" text:style-name="L9">
        <text:list-item>
          <text:p text:style-name="P25">Pentru a economisi timp si a asigura faptul ca backup-ul se face periodic se va crea un TaskScheduler in Windows care va fi zilnic, la o ora stabilita, va face referinta catre locatia <text:s/>BackUpCommand.bat</text:p>
        </text:list-item>
        <text:list-item>
          <text:p text:style-name="P25">Trebuie avut in vedere ca trebuie Enabled task-ul, ca trebuie stabilit daca ruleaza cand e userul logat (recomandat, pentru ca trebuie sa introduca parola), stabilit daca ruleaza cand e bateria slaba (tot recomandat) </text:p>
        </text:list-item>
        <text:list-item>
          <text:p text:style-name="P25"><draw:frame draw:style-name="fr2" draw:name="graphics5" text:anchor-type="paragraph" svg:width="6.9252in" svg:height="3.4244in" draw:z-index="4"><draw:image xlink:href="Pictures/2000000700005D5E00002E2B9FAE5EF1.svm" xlink:type="simple" xlink:show="embed" xlink:actuate="onLoad"/></draw:frame><text:soft-page-break/>Zilnic se va deschide o linie de comada care va cere parola bazei de date pentru a puea face back-up. Se introduce parola, se apasa Enter si se vor rula scripturile de backup</text:p>
        </text:list-item>
      </text:list>
      <text:p text:style-name="Text_20_body"><draw:frame draw:style-name="fr2" draw:name="graphics6" text:anchor-type="paragraph" svg:width="6.9252in" svg:height="2.0807in" draw:z-index="5"><draw:image xlink:href="Pictures/2000000700005D1700001BFABFA3ECE2.svm" xlink:type="simple" xlink:show="embed" xlink:actuate="onLoad"/></draw:frame></text:p>
      <text:h text:style-name="Heading_20_1" text:outline-level="1">V. Pregatirea si 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text:p>
      <text:p text:style-name="Preformatted_20_Text"><text:tab/>dbserver=localhost</text:p>
      <text:p text:style-name="Preformatted_20_Text"><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h text:style-name="Heading_20_2" text:outline-level="2">Tabelul cabinet</text:h>
      <text:p text:style-name="Text_20_body"><text:tab/>In eventualitatea in care se schimba date despre cabinet sau despre locul unde se salveaza fisierele generate pdf, respectiv cele temporare de la deschidrea din baza de date se va insera o noua 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text:a xlink:type="simple" xlink:href="file://DosareMedicale//" text:style-name="Internet_20_link" text:visited-style-name="Visited_20_Internet_20_Link">\\DosareMedicale\\</text:a>');</text:p>
      <text:p text:style-name="Preformatted_20_Text"/>
      <text:h text:style-name="Heading_20_1" text:outline-level="1"><text:soft-page-break/></text:h>
      <text:h text:style-name="P16" text:outline-level="1">VI. Rulare aplicatie</text:h>
      <text:h text:style-name="Heading_20_2" text:outline-level="2"><text:tab/>AppCabinetRugina.bat </text:h>
      <text:p text:style-name="Text_20_body"><text:tab/>In interiorul livrarii, in fisierul AppCabinetRugina.bat trebuie sa se modifice locatia jar-urilor si a instalarii java ce va fi folosita. Exemplu este mai jos: </text:p>
      <text:p text:style-name="Text_20_body">"C:\Program Files\Java\jre1.8.0_202\bin\java.exe" -Xmx100m -classpath ./lib/MedicalRecordJava8.jar;./lib/itext-4.2.0-com.itextpdf.jar;./lib/postgresql-42.2.5.jar com.codeprehend.medical.MedicalRecordLauncher</text:p>
      <text:p text:style-name="Text_20_body"/>
      <text:h text:style-name="Heading_20_2" text:outline-level="2"><text:tab/>Creare Shorcut</text:h>
      <text:p text:style-name="Text_20_body"><text:tab/>Se creaza un shorcut (click dreapta) pentru fisierul bat de mai sus si se copiaza pe Desktop. Se redenumeste cu un nume la alegere si se schimba icoana (click dreapta-&gt; change icon-&gt; se navigheaza la medical-records.ico din livrare).</text:p>
      <text:h text:style-name="Heading_20_2" text:outline-level="2"><text:tab/>Rulare aplicatie</text:h>
      <text:list xml:id="list1746503593577857628" text:style-name="L10">
        <text:list-item>
          <text:p text:style-name="P26">Dublu click pe shorcut-ul creat (optiunea implicita)</text:p>
        </text:list-item>
        <text:list-item>
          <text:p text:style-name="P26">Rulare BackUpCommand.bat</text:p>
        </text:list-item>
        <text:list-item>
          <text:p text:style-name="P26">Rulare BackUpCommand.bat din linia de comanda</text:p>
        </text:list-item>
      </text:list>
      <text:p text:style-name="Text_20_body"/>
      <text:h text:style-name="Heading_20_1" text:outline-level="1"/>
      <text:h text:style-name="P16" text:outline-level="1">VII. Detalii utilizare</text:h>
      <text:list xml:id="list4412142213776147261" text:style-name="L11">
        <text:list-item>
          <text:list>
            <text:list-item>
              <text:p text:style-name="P27">daca pacienta nu cunoaste cnp-ul sau numarul de telefon se poate pune “-” (minus). Si se poate modifica mai tarziu Vezi mai jos:</text:p>
            </text:list-item>
          </text:list>
        </text:list-item>
      </text:list>
      <text:p text:style-name="Text_20_body"><draw:frame draw:style-name="fr3" draw:name="graphics7" text:anchor-type="paragraph" svg:width="6.9252in" svg:height="2.0555in" draw:z-index="6"><draw:image xlink:href="Pictures/2000000700004786000016E1613DD110.svm" xlink:type="simple" xlink:show="embed" xlink:actuate="onLoad"/></draw:frame></text:p>
      <text:p text:style-name="P7"/>
      <text:h text:style-name="Heading_20_1" text:outline-level="1">VIII. Pachet de livrare</text:h>
      <text:list xml:id="list2407280940906458616" text:style-name="L12">
        <text:list-item>
          <text:list>
            <text:list-item>
              <text:p text:style-name="P28">MedicalRecord</text:p>
              <text:list>
                <text:list-item>
                  <text:p text:style-name="P28">lib</text:p>
                  <text:list>
                    <text:list-item>
                      <text:p text:style-name="P28">MedicalRecord.jar</text:p>
                    </text:list-item>
                    <text:list-item>
                      <text:p text:style-name="P28">itext-4.2.0-com.itextpdf.jar</text:p>
                    </text:list-item>
                    <text:list-item>
                      <text:p text:style-name="P28">postgresql-42.2.5.jar</text:p>
                    </text:list-item>
                  </text:list>
                </text:list-item>
                <text:list-item>
                  <text:p text:style-name="P28">config.properties</text:p>
                </text:list-item>
                <text:list-item>
                  <text:p text:style-name="P28">MANIFEST.MF</text:p>
                </text:list-item>
                <text:list-item>
                  <text:p text:style-name="P28">db</text:p>
                  <text:list>
                    <text:list-item>
                      <text:p text:style-name="P28">BackUpCommand.bat</text:p>
                    </text:list-item>
                    <text:list-item>
                      <text:p text:style-name="P28">dbscripts_v1.0.sql</text:p>
                    </text:list-item>
                  </text:list>
                </text:list-item>
                <text:list-item>
                  <text:p text:style-name="P28">doc</text:p>
                  <text:list>
                    <text:list-item>
                      <text:p text:style-name="P28">Manual Instalare si Utilizare_v1.0.pdf</text:p>
                    </text:list-item>
                  </text:list>
                </text:list-item>
                <text:list-item>
                  <text:p text:style-name="P28">AppCabinetRugina.bat</text:p>
                </text:list-item>
                <text:list-item>
                  <text:p text:style-name="P28">medical-records.ico</text:p>
                  <text:list>
                    <text:list-header>
                      <text:p text:style-name="P28"/>
                    </text:list-header>
                  </text:list>
                </text:list-item>
              </text:list>
            </text:list-item>
          </text:list>
        </text:list-item>
      </text:list>
      <text:p text:style-name="Text_20_body"><text:tab/>Daca nu exista posbilitate de download se poate adauga: </text:p>
      <text:list xml:id="list3885903714900125305" text:style-name="L13">
        <text:list-item>
          <text:list>
            <text:list-item>
              <text:p text:style-name="P29">jre-8u202-windows-x64.exe</text:p>
            </text:list-item>
            <text:list-item>
              <text:p text:style-name="P29">postgresql-11.1-1-windows-x64.exe</text:p>
            </text:list-item>
          </text:list>
        </text:list-item>
      </text:list>
      <text:p text:style-name="Text_20_body"/>
      <text:h text:style-name="Heading_20_1" text:outline-level="1"/>
      <text:h text:style-name="P16" text:outline-level="1">Probleme intalnite</text:h>
      <text:list xml:id="list3240889201680334376" text:style-name="L14">
        <text:list-item>
          <text:p text:style-name="P30">la crearea Jar-ului trebuie configurari sa se faca cu Java 8 chiar daca exista versiuni mai noi</text:p>
        </text:list-item>
        <text:list-item>
          <text:p text:style-name="P30">versiunile de java dupa java 8 au schimbata paradigma, sunt cu plata sau nesuportate</text:p>
        </text:list-item>
      </text:list>
      <text:p text:style-name="Text_20_body"/>
      <text:h text:style-name="Heading_20_1" text:outline-level="1">Probleme cunoscute </text:h>
      <text:list xml:id="list7120148029520457510" text:style-name="L15">
        <text:list-item>
          <text:p text:style-name="P31">Daca se apasa Acceseaza Dosare si apoi se apasa Inpoi (catre lista de Pacienti), resize-ul pe Lista de Pacienti nu se comporta corect. Doar in situatia aceasta.</text:p>
        </text:list-item>
        <text:list-item>
          <text:p text:style-name="P31">Daca se scrie in TextArea mai incolo de cadru nu apare scroll orizontal: textul poate fi selectat cu Select All, va fi salvat integral in baza de date si va aparea corect in PDF-ul generat.</text:p>
          <text:p text:style-name="P31"/>
        </text:list-item>
      </text:list>
      <text:h text:style-name="Heading_20_1" text:outline-level="1">Conventii</text:h>
      <text:h text:style-name="Heading_20_2" text:outline-level="2">Nume fisiere generate</text:h>
      <text:p text:style-name="Text_20_body"><text:tab/>Fisierele pdf generate <text:s/></text:p>
      <text:p text:style-name="Text_20_body"><text:tab/>Vor avea <text:span text:style-name="T2">Nume_Prenume_Date_Time.pdf </text:span>(de exemplu <text:span text:style-name="T9">Master_Miruna_2019-01-19T04_26_42.pdf</text:span>)</text:p>
      <text:p text:style-name="Text_20_body"><text:tab/>Fisierele vor fi salvate in functie de folder_location din tabelul cabinet care se poate modifica dupa exemplul din <text:span text:style-name="T10">db/insert_cabinet_info_example.sql</text:span> (updatati versiunea bazei de date)</text:p>
      <text:h text:style-name="Heading_20_2" text:outline-level="2">Incrementare versiune DB si App</text:h>
      <text:p text:style-name="P5"><text:tab/> * <text:span text:style-name="T3">Versiunea</text:span> majora <text:span text:style-name="T3">se</text:span> <text:span text:style-name="T3">incrementeaza</text:span> <text:span text:style-name="T3">dupa</text:span> <text:span text:style-name="T3">versiunea</text:span> <text:span text:style-name="T3">bazei</text:span> <text:span text:style-name="T3">de</text:span> date si viceversa. </text:p>
      <text:p text:style-name="P8"><text:tab/> * <text:span text:style-name="T3">Cand</text:span> <text:span text:style-name="T3">se</text:span> <text:span text:style-name="T3">modifica</text:span> DB <text:span text:style-name="T3">fara</text:span> <text:span text:style-name="T3">sa</text:span> <text:span text:style-name="T3">se</text:span> <text:span text:style-name="T3">mofice</text:span> <text:span text:style-name="T3">app</text:span> <text:span text:style-name="T3">creste</text:span> <text:span text:style-name="T3">doar</text:span> <text:span text:style-name="T3">versiunea</text:span> <text:span text:style-name="T3">minora</text:span> <text:span text:style-name="T3">la</text:span> DB </text:p>
      <text:p text:style-name="P9"><text:span text:style-name="T4"><text:tab/> * <text:tab/>e.g. 1.0 </text:span><text:span text:style-name="T7">-&gt;</text:span><text:span text:style-name="T4"> 1.1</text:span></text:p>
      <text:p text:style-name="P8"><text:tab/> * <text:span text:style-name="T3">Cand</text:span> <text:span text:style-name="T3">se</text:span> <text:span text:style-name="T3">modifica</text:span> <text:span text:style-name="T3">aplicatia</text:span> <text:span text:style-name="T3">fara</text:span> <text:span text:style-name="T3">sa</text:span> <text:span text:style-name="T3">se</text:span> <text:span text:style-name="T3">modifice</text:span> DB <text:span text:style-name="T3">creste</text:span> <text:span text:style-name="T3">versiunea</text:span> <text:span text:style-name="T3">minora</text:span> <text:span text:style-name="T3">la</text:span> <text:span text:style-name="T3">app</text:span>. </text:p>
      <text:p text:style-name="P9"><text:span text:style-name="T4"><text:tab/> * <text:tab/>e.g. 1.2 </text:span><text:span text:style-name="T7">-&gt;</text:span><text:span text:style-name="T4"> 1.3</text:span></text:p>
      <text:p text:style-name="P8"><text:tab/> * <text:span text:style-name="T3">Cand</text:span> <text:span text:style-name="T3">se</text:span> <text:span text:style-name="T3">modifica</text:span> <text:span text:style-name="T3">ambele</text:span> <text:span text:style-name="T3">cresc</text:span> <text:span text:style-name="T3">ambele</text:span> <text:span text:style-name="T3">versiuni</text:span> <text:span text:style-name="T3">la</text:span> <text:span text:style-name="T3">versiune</text:span> <text:span text:style-name="T3">majora</text:span>.</text:p>
      <text:p text:style-name="P9"><text:span text:style-name="T4"><text:tab/> * <text:tab/>e.g. DB <text:s/>1.0 </text:span><text:span text:style-name="T7">-&gt;</text:span><text:span text:style-name="T4"> 2.0</text:span></text:p>
      <text:p text:style-name="P10"><text:span text:style-name="T5"><text:tab/> * <text:s text:c="6"/></text:span><text:span text:style-name="T6">App</text:span><text:span text:style-name="T5"> 1.3 </text:span><text:span text:style-name="T8">-&gt;</text:span><text:span text:style-name="T5"> 2.0</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1-24T02:10:57.39</dc:date>
    <dc:creator>Mihaela Munteanu</dc:creator>
    <meta:editing-duration>PT7H37M11S</meta:editing-duration>
    <meta:editing-cycles>83</meta:editing-cycles>
    <meta:generator>OpenOffice/4.1.5$Win32 OpenOffice.org_project/415m1$Build-9789</meta:generator>
    <meta:document-statistic meta:table-count="0" meta:image-count="7" meta:object-count="0" meta:page-count="16" meta:paragraph-count="172" meta:word-count="1522" meta:character-count="10003"/>
  </office:meta>
</office:document-meta>
</file>